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80808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5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82cm" svg:height="0.806cm" svg:x="3.8cm" svg:y="0.1cm">
          <draw:text-box>
            <text:p><text:span text:style-name="T1">server</text:span></text:p>
          </draw:text-box>
        </draw:frame>
        <draw:g>
          <draw:custom-shape draw:style-name="gr2" draw:text-style-name="P2" draw:layer="layout" svg:width="11.1cm" svg:height="2.2cm" svg:x="0.9cm" svg:y="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0.9cm" svg:y1="1.9cm" svg:x2="12cm" svg:y2="1.9cm">
            <text:p/>
          </draw:line>
        </draw:g>
        <draw:custom-shape draw:style-name="gr4" draw:text-style-name="P3" xml:id="id1" draw:id="id1" draw:layer="layout" svg:width="2.3cm" svg:height="0.8cm" svg:x="1.4cm" svg:y="1cm">
          <text:p text:style-name="P2"><text:span text:style-name="T1">offi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1.797cm" svg:height="0.806cm" svg:x="12.1cm" svg:y="0.994cm">
          <draw:text-box>
            <text:p><text:span text:style-name="T2">public</text:span></text:p>
          </draw:text-box>
        </draw:frame>
        <draw:frame draw:style-name="gr1" draw:text-style-name="P4" draw:layer="layout" svg:width="1.992cm" svg:height="0.806cm" svg:x="12.001cm" svg:y="1.994cm">
          <draw:text-box>
            <text:p><text:span text:style-name="T2">private</text:span></text:p>
          </draw:text-box>
        </draw:frame>
        <draw:frame draw:style-name="gr1" draw:text-style-name="P5" draw:layer="layout" svg:width="1.209cm" svg:height="0.725cm" svg:x="5.7cm" svg:y="0.9cm">
          <draw:text-box>
            <text:p><text:span text:style-name="T3">fork</text:span></text:p>
          </draw:text-box>
        </draw:frame>
        <draw:custom-shape draw:style-name="gr4" draw:text-style-name="P3" xml:id="id2" draw:id="id2" draw:layer="layout" svg:width="3.6cm" svg:height="0.8cm" svg:x="7.7cm" svg:y="2cm">
          <text:p text:style-name="P2"><text:span text:style-name="T1">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3.7cm" svg:y1="1.4cm" svg:x2="9.5cm" svg:y2="2cm" draw:start-shape="id1" draw:start-glue-point="10" draw:end-shape="id2" draw:end-glue-point="4" svg:d="m3700 1400c3867 0 5800 200 5800 600" svg:viewBox="0 0 5801 601">
          <text:p/>
        </draw:connector>
        <draw:custom-shape draw:style-name="gr2" draw:text-style-name="P2" draw:layer="layout" svg:width="3.4cm" svg:height="2.2cm" svg:x="9.8cm" svg:y="6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4.282cm" svg:height="0.806cm" svg:x="9.2cm" svg:y="8.194cm">
          <draw:text-box>
            <text:p><text:span text:style-name="T4">developer station</text:span></text:p>
          </draw:text-box>
        </draw:frame>
        <draw:custom-shape draw:style-name="gr4" draw:text-style-name="P3" xml:id="id3" draw:id="id3" draw:layer="layout" svg:width="3cm" svg:height="0.8cm" svg:x="10cm" svg:y="6.6cm">
          <text:p text:style-name="P2"><text:span text:style-name="T1">person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10.773cm" svg:y1="2.683cm" svg:x2="12.561cm" svg:y2="6.717cm" draw:start-shape="id2" draw:start-glue-point="9" draw:end-shape="id3" draw:end-glue-point="11" svg:d="m10773 2683c0 3027 1788 1010 1788 4034" svg:viewBox="0 0 1789 4035">
          <text:p/>
        </draw:connector>
        <draw:connector draw:style-name="gr6" draw:text-style-name="P2" draw:layer="layout" draw:type="curve" svg:x1="10.439cm" svg:y1="6.717cm" svg:x2="9.5cm" svg:y2="2.8cm" draw:start-shape="id3" draw:start-glue-point="5" draw:end-shape="id2" draw:end-glue-point="8" svg:d="m10439 6717c0-3024-939-1066-939-3917" svg:viewBox="0 0 940 3918">
          <text:p/>
        </draw:connector>
        <draw:frame draw:style-name="gr1" draw:text-style-name="P5" draw:layer="layout" svg:width="2.297cm" svg:height="0.725cm" svg:x="11cm" svg:y="3.875cm">
          <draw:text-box>
            <text:p><text:span text:style-name="T3">clone/pull</text:span></text:p>
          </draw:text-box>
        </draw:frame>
        <draw:frame draw:style-name="gr7" draw:text-style-name="P5" draw:layer="layout" svg:width="1.425cm" svg:height="0.725cm" svg:x="8.875cm" svg:y="4.575cm">
          <draw:text-box>
            <text:p><text:span text:style-name="T3">push</text:span></text:p>
          </draw:text-box>
        </draw:frame>
        <draw:custom-shape draw:style-name="gr2" draw:text-style-name="P2" draw:layer="layout" svg:width="3.4cm" svg:height="2.2cm" svg:x="0.8cm" svg:y="5.975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4.972cm" svg:height="0.806cm" svg:x="0.2cm" svg:y="8.169cm">
          <draw:text-box>
            <text:p><text:span text:style-name="T4">administrator station</text:span></text:p>
          </draw:text-box>
        </draw:frame>
        <draw:custom-shape draw:style-name="gr4" draw:text-style-name="P3" xml:id="id4" draw:id="id4" draw:layer="layout" svg:width="3cm" svg:height="0.8cm" svg:x="1cm" svg:y="6.575cm">
          <text:p text:style-name="P2"><text:span text:style-name="T1">person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8.227cm" svg:y1="2.683cm" svg:x2="4cm" svg:y2="6.975cm" draw:start-shape="id2" draw:start-glue-point="7" draw:end-shape="id4" draw:end-glue-point="10" svg:d="m8227 2683c0 2862-1409 4292-4227 4292" svg:viewBox="0 0 4228 4293">
          <text:p/>
        </draw:connector>
        <draw:frame draw:style-name="gr1" draw:text-style-name="P5" draw:layer="layout" svg:width="1.162cm" svg:height="0.725cm" svg:x="7.2cm" svg:y="3.4cm">
          <draw:text-box>
            <text:p><text:span text:style-name="T3">pull</text:span></text:p>
          </draw:text-box>
        </draw:frame>
        <draw:connector draw:style-name="gr6" draw:text-style-name="P2" draw:layer="layout" draw:type="curve" svg:x1="2.55cm" svg:y1="1.8cm" svg:x2="2.5cm" svg:y2="6.575cm" draw:start-shape="id1" draw:start-glue-point="8" draw:end-shape="id4" draw:end-glue-point="4" svg:d="m2550 1800c0 3582-50 1195-50 4775" svg:viewBox="0 0 51 4776">
          <text:p/>
        </draw:connector>
        <draw:connector draw:style-name="gr6" draw:text-style-name="P2" draw:layer="layout" draw:type="curve" svg:x1="1.439cm" svg:y1="6.692cm" svg:x2="1.736cm" svg:y2="1.683cm" draw:start-shape="id4" draw:start-glue-point="5" draw:end-shape="id1" draw:end-glue-point="7" svg:d="m1439 6692c0-3756 297-1252 297-5009" svg:viewBox="0 0 298 5010">
          <text:p/>
        </draw:connector>
        <draw:frame draw:style-name="gr1" draw:text-style-name="P5" draw:layer="layout" svg:width="1.162cm" svg:height="0.725cm" svg:x="1.6cm" svg:y="3.6cm">
          <draw:text-box>
            <text:p><text:span text:style-name="T3">pull</text:span></text:p>
          </draw:text-box>
        </draw:frame>
        <draw:frame draw:style-name="gr1" draw:text-style-name="P5" draw:layer="layout" svg:width="1.425cm" svg:height="0.725cm" svg:x="0.3cm" svg:y="3.575cm">
          <draw:text-box>
            <text:p><text:span text:style-name="T3">push</text:span></text:p>
          </draw:text-box>
        </draw:frame>
        <draw:connector draw:style-name="gr6" draw:text-style-name="P2" draw:layer="layout" draw:type="curve" draw:line-skew="0cm 0.489cm" svg:x1="3.561cm" svg:y1="6.692cm" svg:x2="7.7cm" svg:y2="2.4cm" draw:start-shape="id4" draw:start-glue-point="11" draw:end-shape="id2" draw:end-glue-point="6" svg:d="m3561 6692c0-2862 1379-4292 4139-4292" svg:viewBox="0 0 4140 4293">
          <text:p/>
        </draw:connector>
        <draw:frame draw:style-name="gr1" draw:text-style-name="P5" draw:layer="layout" svg:width="1.425cm" svg:height="0.725cm" svg:x="4.3cm" svg:y="3.375cm">
          <draw:text-box>
            <text:p><text:span text:style-name="T3">push</text:span></text:p>
          </draw:text-box>
        </draw:frame>
        <draw:connector draw:style-name="gr6" draw:text-style-name="P2" draw:layer="layout" draw:type="curve" svg:x1="3.364cm" svg:y1="1.683cm" svg:x2="10cm" svg:y2="7cm" draw:start-shape="id1" draw:start-glue-point="9" draw:end-shape="id3" draw:end-glue-point="6" svg:d="m3364 1683c0 3545 2212 5317 6636 5317" svg:viewBox="0 0 6637 5318">
          <text:p/>
        </draw:connector>
        <draw:frame draw:style-name="gr1" draw:text-style-name="P5" draw:layer="layout" svg:width="1.162cm" svg:height="0.725cm" svg:x="7.2cm" svg:y="6.201cm">
          <draw:text-box>
            <text:p><text:span text:style-name="T3">p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4-23T14:12:49</meta:creation-date>
    <dc:date>2013-10-23T17:05:39</dc:date>
    <dc:creator>Robin </dc:creator>
    <meta:editing-duration>PT50M56S</meta:editing-duration>
    <meta:editing-cycles>26</meta:editing-cycles>
    <meta:generator>LibreOffice/3.5$Linux_x86 LibreOffice_project/350m1$Build-2</meta:generator>
    <meta:document-statistic meta:object-count="30"/>
  </office:meta>
</office:document-meta>
</file>